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Workplan" style:family="table">
      <style:table-properties style:width="6.6931in" table:align="margins" style:shadow="none"/>
    </style:style>
    <style:style style:name="Workplan.A" style:family="table-column">
      <style:table-column-properties style:column-width="2.2313in" style:rel-column-width="21845*"/>
    </style:style>
    <style:style style:name="Workplan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Workplan.C1" style:family="table-cell">
      <style:table-cell-properties fo:background-color="#dddddd" fo:padding="0.0382in" fo:border="0.05pt solid #000000">
        <style:background-image/>
      </style:table-cell-properties>
    </style:style>
    <style:style style:name="Workplan.A2" style:family="table-cell">
      <style:table-cell-properties fo:padding="0.0382in" fo:border-left="0.05pt solid #000000" fo:border-right="none" fo:border-top="none" fo:border-bottom="0.05pt solid #000000"/>
    </style:style>
    <style:style style:name="Workplan.B2" style:family="table-cell">
      <style:table-cell-properties fo:padding="0.0382in" fo:border-left="0.05pt solid #000000" fo:border-right="none" fo:border-top="none" fo:border-bottom="0.05pt solid #000000"/>
    </style:style>
    <style:style style:name="Workplan.C2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3" style:family="table-cell">
      <style:table-cell-properties fo:padding="0.0382in" fo:border-left="0.05pt solid #000000" fo:border-right="none" fo:border-top="none" fo:border-bottom="0.05pt solid #000000"/>
    </style:style>
    <style:style style:name="Workplan.B3" style:family="table-cell">
      <style:table-cell-properties fo:padding="0.0382in" fo:border-left="0.05pt solid #000000" fo:border-right="none" fo:border-top="none" fo:border-bottom="0.05pt solid #000000"/>
    </style:style>
    <style:style style:name="Workplan.C3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4" style:family="table-cell">
      <style:table-cell-properties fo:padding="0.0382in" fo:border-left="0.05pt solid #000000" fo:border-right="none" fo:border-top="none" fo:border-bottom="0.05pt solid #000000"/>
    </style:style>
    <style:style style:name="Workplan.B4" style:family="table-cell">
      <style:table-cell-properties fo:padding="0.0382in" fo:border-left="0.05pt solid #000000" fo:border-right="none" fo:border-top="none" fo:border-bottom="0.05pt solid #000000"/>
    </style:style>
    <style:style style:name="Workplan.C4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5" style:family="table-cell">
      <style:table-cell-properties fo:padding="0.0382in" fo:border-left="0.05pt solid #000000" fo:border-right="none" fo:border-top="none" fo:border-bottom="0.05pt solid #000000"/>
    </style:style>
    <style:style style:name="Workplan.B5" style:family="table-cell">
      <style:table-cell-properties fo:padding="0.0382in" fo:border-left="0.05pt solid #000000" fo:border-right="none" fo:border-top="none" fo:border-bottom="0.05pt solid #000000"/>
    </style:style>
    <style:style style:name="Workplan.C5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6" style:family="table-cell">
      <style:table-cell-properties fo:padding="0.0382in" fo:border-left="0.05pt solid #000000" fo:border-right="none" fo:border-top="none" fo:border-bottom="0.05pt solid #000000"/>
    </style:style>
    <style:style style:name="Workplan.B6" style:family="table-cell">
      <style:table-cell-properties fo:padding="0.0382in" fo:border-left="0.05pt solid #000000" fo:border-right="none" fo:border-top="none" fo:border-bottom="0.05pt solid #000000"/>
    </style:style>
    <style:style style:name="Workplan.C6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7" style:family="table-cell">
      <style:table-cell-properties fo:padding="0.0382in" fo:border-left="0.05pt solid #000000" fo:border-right="none" fo:border-top="none" fo:border-bottom="0.05pt solid #000000"/>
    </style:style>
    <style:style style:name="Workplan.B7" style:family="table-cell">
      <style:table-cell-properties fo:padding="0.0382in" fo:border-left="0.05pt solid #000000" fo:border-right="none" fo:border-top="none" fo:border-bottom="0.05pt solid #000000"/>
    </style:style>
    <style:style style:name="Workplan.C7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8" style:family="table-cell">
      <style:table-cell-properties fo:padding="0.0382in" fo:border-left="0.05pt solid #000000" fo:border-right="none" fo:border-top="none" fo:border-bottom="0.05pt solid #000000"/>
    </style:style>
    <style:style style:name="Workplan.B8" style:family="table-cell">
      <style:table-cell-properties fo:padding="0.0382in" fo:border-left="0.05pt solid #000000" fo:border-right="none" fo:border-top="none" fo:border-bottom="0.05pt solid #000000"/>
    </style:style>
    <style:style style:name="Workplan.C8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9" style:family="table-cell">
      <style:table-cell-properties fo:padding="0.0382in" fo:border-left="0.05pt solid #000000" fo:border-right="none" fo:border-top="none" fo:border-bottom="0.05pt solid #000000"/>
    </style:style>
    <style:style style:name="Workplan.B9" style:family="table-cell">
      <style:table-cell-properties fo:padding="0.0382in" fo:border-left="0.05pt solid #000000" fo:border-right="none" fo:border-top="none" fo:border-bottom="0.05pt solid #000000"/>
    </style:style>
    <style:style style:name="Workplan.C9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0" style:family="table-cell">
      <style:table-cell-properties fo:padding="0.0382in" fo:border-left="0.05pt solid #000000" fo:border-right="none" fo:border-top="none" fo:border-bottom="0.05pt solid #000000"/>
    </style:style>
    <style:style style:name="Workplan.B10" style:family="table-cell">
      <style:table-cell-properties fo:padding="0.0382in" fo:border-left="0.05pt solid #000000" fo:border-right="none" fo:border-top="none" fo:border-bottom="0.05pt solid #000000"/>
    </style:style>
    <style:style style:name="Workplan.C10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1" style:family="table-cell">
      <style:table-cell-properties fo:padding="0.0382in" fo:border-left="0.05pt solid #000000" fo:border-right="none" fo:border-top="none" fo:border-bottom="0.05pt solid #000000"/>
    </style:style>
    <style:style style:name="Workplan.B11" style:family="table-cell">
      <style:table-cell-properties fo:padding="0.0382in" fo:border-left="0.05pt solid #000000" fo:border-right="none" fo:border-top="none" fo:border-bottom="0.05pt solid #000000"/>
    </style:style>
    <style:style style:name="Workplan.C11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2" style:family="table-cell">
      <style:table-cell-properties fo:padding="0.0382in" fo:border-left="0.05pt solid #000000" fo:border-right="none" fo:border-top="none" fo:border-bottom="0.05pt solid #000000"/>
    </style:style>
    <style:style style:name="Workplan.B12" style:family="table-cell">
      <style:table-cell-properties fo:padding="0.0382in" fo:border-left="0.05pt solid #000000" fo:border-right="none" fo:border-top="none" fo:border-bottom="0.05pt solid #000000"/>
    </style:style>
    <style:style style:name="Workplan.C12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3" style:family="table-cell">
      <style:table-cell-properties fo:padding="0.0382in" fo:border-left="0.05pt solid #000000" fo:border-right="none" fo:border-top="none" fo:border-bottom="0.05pt solid #000000"/>
    </style:style>
    <style:style style:name="Workplan.B13" style:family="table-cell">
      <style:table-cell-properties fo:padding="0.0382in" fo:border-left="0.05pt solid #000000" fo:border-right="none" fo:border-top="none" fo:border-bottom="0.05pt solid #000000"/>
    </style:style>
    <style:style style:name="Workplan.C13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4" style:family="table-cell">
      <style:table-cell-properties fo:padding="0.0382in" fo:border-left="0.05pt solid #000000" fo:border-right="none" fo:border-top="none" fo:border-bottom="0.05pt solid #000000"/>
    </style:style>
    <style:style style:name="Workplan.B14" style:family="table-cell">
      <style:table-cell-properties fo:padding="0.0382in" fo:border-left="0.05pt solid #000000" fo:border-right="none" fo:border-top="none" fo:border-bottom="0.05pt solid #000000"/>
    </style:style>
    <style:style style:name="Workplan.C14" style:family="table-cell">
      <style:table-cell-properties fo:padding="0.0382in" fo:border-left="0.05pt solid #000000" fo:border-right="0.05pt solid #000000" fo:border-top="none" fo:border-bottom="0.05pt solid #000000"/>
    </style:style>
    <style:style style:name="Workplan.A15" style:family="table-cell">
      <style:table-cell-properties fo:padding="0.0382in" fo:border-left="0.05pt solid #000000" fo:border-right="none" fo:border-top="none" fo:border-bottom="0.05pt solid #000000"/>
    </style:style>
    <style:style style:name="Workplan.B15" style:family="table-cell">
      <style:table-cell-properties fo:padding="0.0382in" fo:border-left="0.05pt solid #000000" fo:border-right="none" fo:border-top="none" fo:border-bottom="0.05pt solid #000000"/>
    </style:style>
    <style:style style:name="Workplan.C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fe6a"/>
    </style:style>
    <style:style style:name="P2" style:family="paragraph" style:parent-style-name="Standard">
      <style:text-properties fo:font-weight="bold" officeooo:rsid="0007fe6a" officeooo:paragraph-rsid="0007fe6a" style:font-weight-asian="bold" style:font-weight-complex="bold"/>
    </style:style>
    <style:style style:name="P3" style:family="paragraph" style:parent-style-name="Standard">
      <style:text-properties fo:font-weight="bold" officeooo:rsid="0007fe6a" officeooo:paragraph-rsid="000aa393" style:font-weight-asian="bold" style:font-weight-complex="bold"/>
    </style:style>
    <style:style style:name="P4" style:family="paragraph" style:parent-style-name="Standard">
      <style:text-properties fo:font-weight="bold" officeooo:rsid="00095618" officeooo:paragraph-rsid="00095618" style:font-weight-asian="bold" style:font-weight-complex="bold"/>
    </style:style>
    <style:style style:name="P5" style:family="paragraph" style:parent-style-name="Standard">
      <style:text-properties fo:font-weight="normal" officeooo:rsid="0007fe6a" officeooo:paragraph-rsid="0007fe6a" style:font-weight-asian="normal" style:font-weight-complex="normal"/>
    </style:style>
    <style:style style:name="P6" style:family="paragraph" style:parent-style-name="Standard">
      <style:text-properties fo:font-weight="normal" officeooo:rsid="0007fe6a" officeooo:paragraph-rsid="000aa393" style:font-weight-asian="normal" style:font-weight-complex="normal"/>
    </style:style>
    <style:style style:name="P7" style:family="paragraph" style:parent-style-name="Standard">
      <style:text-properties fo:font-weight="normal" officeooo:rsid="00095618" officeooo:paragraph-rsid="00095618" style:font-weight-asian="normal" style:font-weight-complex="normal"/>
    </style:style>
    <style:style style:name="P8" style:family="paragraph" style:parent-style-name="Standard">
      <style:text-properties fo:font-weight="normal" officeooo:rsid="000aa393" officeooo:paragraph-rsid="000aa39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95618" officeooo:paragraph-rsid="0009561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6pt" fo:font-weight="bold" officeooo:rsid="00095618" officeooo:paragraph-rsid="0009561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7fe6a" officeooo:paragraph-rsid="0007fe6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95618" officeooo:paragraph-rsid="00095618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95618" officeooo:paragraph-rsid="00095618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paragraph-rsid="000aa393"/>
    </style:style>
    <style:style style:name="P15" style:family="paragraph" style:parent-style-name="Table_20_Contents">
      <style:text-properties officeooo:rsid="00095618" officeooo:paragraph-rsid="00095618"/>
    </style:style>
    <style:style style:name="P16" style:family="paragraph" style:parent-style-name="Table_20_Contents">
      <style:text-properties fo:font-weight="bold" officeooo:rsid="00095618" officeooo:paragraph-rsid="00095618" style:font-weight-asian="bold" style:font-weight-complex="bold"/>
    </style:style>
    <style:style style:name="P17" style:family="paragraph" style:parent-style-name="Table_20_Contents">
      <style:text-properties fo:font-weight="bold" officeooo:rsid="000aa393" officeooo:paragraph-rsid="000aa393" style:font-weight-asian="bold" style:font-weight-complex="bold"/>
    </style:style>
    <style:style style:name="T1" style:family="text">
      <style:text-properties officeooo:rsid="0007fe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98ca" style:font-weight-asian="normal" style:font-weight-complex="normal"/>
    </style:style>
    <style:style style:name="T4" style:family="text">
      <style:text-properties officeooo:rsid="000aa3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proposal <text:s/>– DD2380 Artificial Intelligence</text:p>
      <text:p text:style-name="P12">October 5, 2018</text:p>
      <text:p text:style-name="P4"/>
      <text:p text:style-name="P13">Team 42</text:p>
      <text:p text:style-name="P4"><text:span text:style-name="T2">Adrian Chmielewski-Anders <text:tab/>– </text:span><text:a xlink:type="simple" xlink:href="mailto:amca3@kth.se" text:style-name="Internet_20_link" text:visited-style-name="Visited_20_Internet_20_Link"><text:span text:style-name="T2">amca3@kth.se</text:span></text:a></text:p>
      <text:p text:style-name="P7">Alex Mellado <text:tab/><text:tab/><text:tab/><text:tab/>– <text:a xlink:type="simple" xlink:href="mailto:jamf@kth.se" text:style-name="Internet_20_link" text:visited-style-name="Visited_20_Internet_20_Link">jamf@kth.se</text:a></text:p>
      <text:p text:style-name="P7">Daniel Skantz <text:tab/><text:tab/><text:tab/><text:tab/>– <text:s/>danska<text:a xlink:type="simple" xlink:href="mailto:jamf@kth.se" text:style-name="Internet_20_link" text:visited-style-name="Visited_20_Internet_20_Link">@kth.se</text:a></text:p>
      <text:p text:style-name="P7">William Skägerstrom <text:tab/><text:tab/>– wska<text:a xlink:type="simple" xlink:href="mailto:jamf@kth.se" text:style-name="Internet_20_link" text:visited-style-name="Visited_20_Internet_20_Link">@kth.se</text:a></text:p>
      <text:p text:style-name="P7">Bas Straathof <text:tab/><text:tab/><text:tab/><text:tab/>– <text:a xlink:type="simple" xlink:href="mailto:btstr@kth.se" text:style-name="Internet_20_link" text:visited-style-name="Visited_20_Internet_20_Link">btstr@kth.se</text:a></text:p>
      <text:p text:style-name="P7"/>
      <text:p text:style-name="P7"/>
      <text:p text:style-name="P2"/>
      <text:p text:style-name="P11">Problem description</text:p>
      <text:p text:style-name="P2"/>
      <text:p text:style-name="P6">Problem statement: An example case study could be traveling between two places in a simplified map of Stockholm, where unexpected congestions and accidents blocking the road complicate the trip and trigger the need for re-planning.</text:p>
      <text:p text:style-name="P6"/>
      <text:p text:style-name="P14">– <text:span text:style-name="T1">single agent planning</text:span></text:p>
      <text:p text:style-name="P14">– <text:span text:style-name="T1">introduce congestion – replanning</text:span></text:p>
      <text:p text:style-name="P3">– <text:span text:style-name="T3">weighted graph, compute shortest paths – define initial and final location for each agent</text:span></text:p>
      <text:p text:style-name="P3"><text:span text:style-name="T3">– alter weight of edge based on the amount of agents passing over it</text:span></text:p>
      <text:p text:style-name="P3"><text:span text:style-name="T3">– plan once, do some simulation</text:span></text:p>
      <text:p text:style-name="P3"><text:span text:style-name="T3">– <text:s/>cooperative planning vs. selfish planning</text:span></text:p>
      <text:p text:style-name="P3"/>
      <text:p text:style-name="P11">Methods / case study</text:p>
      <text:p text:style-name="P11"/>
      <text:p text:style-name="P2"/>
      <text:p text:style-name="P11">Concepts</text:p>
      <text:p text:style-name="P11"/>
      <text:p text:style-name="P2"/>
      <text:p text:style-name="P10">References</text:p>
      <text:p text:style-name="P10"/>
      <text:p text:style-name="P2"/>
      <text:p text:style-name="P11"><text:span text:style-name="T4">Task</text:span> aim<text:span text:style-name="T4">s</text:span></text:p>
      <text:p text:style-name="P2"/>
      <text:p text:style-name="P5">At 50% completion we aim to have done:</text:p>
      <text:p text:style-name="P5"/>
      <text:p text:style-name="P5">At 100% completion we aim to have done:</text:p>
      <text:p text:style-name="P5"/>
      <text:p text:style-name="P5"/>
      <text:p text:style-name="P11">Workplan <text:span text:style-name="T4">and timeline</text:span></text:p>
      <text:p text:style-name="P1"/>
      <text:p text:style-name="P8">Since we are 5 people, and the preferred workload per person is 25h, we plan tasks for 125h in total.</text:p>
      <text:p text:style-name="P1"/>
      <table:table table:name="Workplan" table:style-name="Workplan">
        <table:table-column table:style-name="Workplan.A" table:number-columns-repeated="3"/>
        <table:table-row>
          <table:table-cell table:style-name="Workplan.A1" office:value-type="string">
            <text:p text:style-name="P16">Task</text:p>
          </table:table-cell>
          <table:table-cell table:style-name="Workplan.A1" office:value-type="string">
            <text:p text:style-name="P16">Members</text:p>
          </table:table-cell>
          <table:table-cell table:style-name="Workplan.C1" office:value-type="string">
            <text:p text:style-name="P16">Estimated time</text:p>
          </table:table-cell>
        </table:table-row>
        <table:table-row>
          <table:table-cell table:style-name="Workplan.A14" office:value-type="string">
            <text:p text:style-name="P15">Define <text:s/>topic</text:p>
          </table:table-cell>
          <table:table-cell table:style-name="Workplan.B14" office:value-type="string">
            <text:p text:style-name="P15">All</text:p>
          </table:table-cell>
          <table:table-cell table:style-name="Workplan.C14" office:value-type="string">
            <text:p text:style-name="Table_20_Contents"/>
          </table:table-cell>
        </table:table-row>
        <text:soft-page-break/>
        <table:table-row>
          <table:table-cell table:style-name="Workplan.A14" office:value-type="string">
            <text:p text:style-name="P15">Research topic</text:p>
          </table:table-cell>
          <table:table-cell table:style-name="Workplan.B14" office:value-type="string">
            <text:p text:style-name="P15">All</text:p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P15">Write proposal</text:p>
          </table:table-cell>
          <table:table-cell table:style-name="Workplan.B14" office:value-type="string">
            <text:p text:style-name="P15">All</text:p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P15">Formulate the problem as a planning problem</text:p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4" office:value-type="string">
            <text:p text:style-name="Table_20_Contents"/>
          </table:table-cell>
          <table:table-cell table:style-name="Workplan.B14" office:value-type="string">
            <text:p text:style-name="Table_20_Contents"/>
          </table:table-cell>
          <table:table-cell table:style-name="Workplan.C14" office:value-type="string">
            <text:p text:style-name="Table_20_Contents"/>
          </table:table-cell>
        </table:table-row>
        <table:table-row>
          <table:table-cell table:style-name="Workplan.A15" office:value-type="string">
            <text:p text:style-name="P16">T<text:span text:style-name="T4">otal</text:span></text:p>
          </table:table-cell>
          <table:table-cell table:style-name="Workplan.B15" office:value-type="string">
            <text:p text:style-name="P17"/>
          </table:table-cell>
          <table:table-cell table:style-name="Workplan.C15" office:value-type="string">
            <text:p text:style-name="P17">1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30:34.364274064</meta:creation-date>
    <dc:date>2018-10-04T12:00:09.642579915</dc:date>
    <meta:editing-duration>PT8M5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36" meta:word-count="173" meta:character-count="1158" meta:non-whitespace-character-count="988"/>
  </office:meta>
</office:document-meta>
</file>